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Roboto1" svg:font-family="Roboto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15%"/>
    </style:style>
    <style:style style:name="P3" style:family="paragraph" style:parent-style-name="Standard">
      <style:paragraph-properties fo:margin-top="0cm" fo:margin-bottom="0cm" loext:contextual-spacing="false"/>
      <style:text-properties fo:color="#002625" style:font-name="Verdana" fo:font-size="12pt" fo:font-style="italic" fo:background-color="#f8f8f8" style:font-name-asian="Verdana1" style:font-size-asian="12pt" style:font-style-asian="italic" style:font-name-complex="Verdana1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1.27cm" style:auto-text-indent="false"/>
    </style:style>
    <style:style style:name="P5" style:family="paragraph" style:parent-style-name="Standard">
      <style:paragraph-properties fo:margin-left="0cm" fo:margin-right="0cm" fo:margin-top="0cm" fo:margin-bottom="0cm" loext:contextual-spacing="false" fo:text-indent="1.27cm" style:auto-text-indent="false"/>
      <style:text-properties fo:font-style="italic" style:font-style-asian="italic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/>
    </style:style>
    <style:style style:name="P7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P8" style:family="paragraph" style:parent-style-name="Standard">
      <style:paragraph-properties fo:margin-left="2.54cm" fo:margin-right="0cm" fo:margin-top="0cm" fo:margin-bottom="0cm" loext:contextual-spacing="false" fo:text-indent="0cm" style:auto-text-indent="false"/>
    </style:style>
    <style:style style:name="P9" style:family="paragraph" style:parent-style-name="Standard">
      <style:paragraph-properties fo:margin-left="1.27cm" fo:margin-right="0cm" fo:margin-top="0cm" fo:margin-bottom="0cm" loext:contextual-spacing="false" fo:text-indent="1.27cm" style:auto-text-indent="false"/>
    </style:style>
    <style:style style:name="P10" style:family="paragraph" style:parent-style-name="Heading_20_2">
      <style:paragraph-properties fo:margin-top="0.635cm" fo:margin-bottom="0.212cm" loext:contextual-spacing="false"/>
    </style:style>
    <style:style style:name="P11" style:family="paragraph" style:parent-style-name="Heading_20_2">
      <style:paragraph-properties fo:margin-top="0.635cm" fo:margin-bottom="0.212cm" loext:contextual-spacing="false" fo:break-before="page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1.27cm" style:auto-text-indent="false"/>
      <style:text-properties style:font-name="Roboto" fo:font-style="italic" style:font-name-asian="Roboto1" style:font-style-asian="italic" style:font-name-complex="Roboto1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1.27cm" style:auto-text-indent="false"/>
      <style:text-properties fo:color="#002625" style:font-name="Verdana" fo:font-style="italic" fo:background-color="#f8f8f8" style:font-name-asian="Verdana1" style:font-style-asian="italic" style:font-name-complex="Verdana1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1.27cm" style:auto-text-indent="false"/>
      <style:text-properties fo:font-style="italic" style:font-style-asian="italic"/>
    </style:style>
    <style:style style:name="P15" style:family="paragraph" style:parent-style-name="Standard">
      <style:paragraph-properties fo:margin-top="0cm" fo:margin-bottom="0cm" loext:contextual-spacing="false"/>
      <style:text-properties style:font-name="Roboto" fo:font-style="italic" style:font-name-asian="Roboto1" style:font-style-asian="italic" style:font-name-complex="Roboto1"/>
    </style:style>
    <style:style style:name="P16" style:family="paragraph" style:parent-style-name="Standard">
      <style:paragraph-properties fo:margin-left="1.27cm" fo:margin-right="0cm" fo:margin-top="0cm" fo:margin-bottom="0cm" loext:contextual-spacing="false" fo:text-indent="0cm" style:auto-text-indent="false"/>
      <style:text-properties fo:color="#002625" style:font-name="Verdana" fo:font-size="12pt" fo:font-style="italic" fo:background-color="#f8f8f8" style:font-name-asian="Verdana1" style:font-size-asian="12pt" style:font-style-asian="italic" style:font-name-complex="Verdana1" style:font-size-complex="12pt"/>
    </style:style>
    <style:style style:name="P17" style:family="paragraph" style:parent-style-name="Standard">
      <style:paragraph-properties fo:margin-left="1.27cm" fo:margin-right="0cm" fo:margin-top="0cm" fo:margin-bottom="0cm" loext:contextual-spacing="false" fo:text-indent="0cm" style:auto-text-indent="false"/>
      <style:text-properties fo:font-style="italic" style:font-style-asian="italic"/>
    </style:style>
    <style:style style:name="P18" style:family="paragraph" style:parent-style-name="Standard">
      <style:paragraph-properties fo:margin-left="1.27cm" fo:margin-right="0cm" fo:margin-top="0cm" fo:margin-bottom="0cm" loext:contextual-spacing="false" fo:text-indent="1.27cm" style:auto-text-indent="false"/>
      <style:text-properties fo:font-style="italic" style:font-style-asian="italic"/>
    </style:style>
    <style:style style:name="P19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</style:style>
    <style:style style:name="P20" style:family="paragraph" style:parent-style-name="Heading_20_2" style:master-page-name="Standard">
      <style:paragraph-properties fo:margin-top="0.635cm" fo:margin-bottom="0.212cm" loext:contextual-spacing="false" style:page-number="1"/>
    </style:style>
    <style:style style:name="P21" style:family="paragraph" style:parent-style-name="Heading_20_3">
      <style:paragraph-properties fo:margin-top="0.564cm" fo:margin-bottom="0.141cm" loext:contextual-spacing="false"/>
    </style:style>
    <style:style style:name="P22" style:family="paragraph" style:parent-style-name="Heading_20_3">
      <style:paragraph-properties fo:margin-top="0.564cm" fo:margin-bottom="0.141cm" loext:contextual-spacing="false" fo:break-before="page"/>
    </style:style>
    <style:style style:name="T1" style:family="text">
      <style:text-properties style:font-name="Roboto" fo:font-style="italic" style:font-name-asian="Roboto1" style:font-style-asian="italic" style:font-name-complex="Roboto1"/>
    </style:style>
    <style:style style:name="T2" style:family="text">
      <style:text-properties style:font-name="Roboto" style:font-name-asian="Roboto1" style:font-name-complex="Roboto1"/>
    </style:style>
    <style:style style:name="T3" style:family="text">
      <style:text-properties fo:font-style="italic" style:font-style-asian="italic"/>
    </style:style>
    <style:style style:name="T4" style:family="text">
      <style:text-properties fo:color="#002625" style:font-name="Verdana" fo:font-size="12pt" fo:font-style="italic" fo:background-color="#f8f8f8" loext:char-shading-value="0" style:font-name-asian="Verdana1" style:font-size-asian="12pt" style:font-style-asian="italic" style:font-name-complex="Verdana1" style:font-size-complex="12pt"/>
    </style:style>
    <style:style style:name="T5" style:family="text">
      <style:text-properties fo:color="#002625" style:font-name="Verdana" fo:font-size="10pt" fo:background-color="#f8f8f8" loext:char-shading-value="0" style:font-name-asian="Verdana1" style:font-size-asian="10pt" style:font-name-complex="Verdana1" style:font-size-complex="10pt"/>
    </style:style>
    <style:style style:name="T6" style:family="text">
      <style:text-properties fo:color="#002625" fo:font-style="italic" fo:background-color="#f8f8f8" loext:char-shading-value="0" style:font-style-asian="italic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T8" style:family="text">
      <style:text-properties fo:color="#1155cc" fo:font-style="italic" style:text-underline-style="solid" style:text-underline-width="auto" style:text-underline-color="font-color" fo:font-weight="bold" style:font-style-asian="italic" style:font-weight-asian="bold"/>
    </style:style>
    <style:style style:name="T9" style:family="text">
      <style:text-properties fo:color="#1155cc" fo:font-style="italic" style:text-underline-style="solid" style:text-underline-width="auto" style:text-underline-color="font-color" style:font-style-asian="italic"/>
    </style:style>
    <style:style style:name="T10" style:family="text">
      <style:text-properties fo:color="#000080" style:font-name="Verdana" fo:font-size="10pt" fo:background-color="#f8f8f8" loext:char-shading-value="0" style:font-name-asian="Verdana1" style:font-size-asian="10pt" style:font-name-complex="Verdana1" style:font-size-complex="10pt"/>
    </style:style>
    <style:style style:name="T11" style:family="text">
      <style:text-properties fo:color="#008080" style:font-name="Verdana" fo:font-size="10pt" fo:background-color="#f8f8f8" loext:char-shading-value="0" style:font-name-asian="Verdana1" style:font-size-asian="10pt" style:font-name-complex="Verdana1" style:font-size-complex="10pt"/>
    </style:style>
    <style:style style:name="T12" style:family="text">
      <style:text-properties fo:color="#dd1144" style:font-name="Verdana" fo:font-size="10pt" fo:background-color="#f8f8f8" loext:char-shading-value="0" style:font-name-asian="Verdana1" style:font-size-asian="10pt" style:font-name-complex="Verdana1" style:font-size-complex="10pt"/>
    </style:style>
    <style:style style:name="T13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bookmark text:name="_r2bpvhl2pzxx"/>Site amb Bootstrap i NodeJS</text:p>
      <text:p text:style-name="P1"/>
      <text:p text:style-name="P1">Aquesta Pt2 consta de varies etapes que anireu evolucionant</text:p>
      <text:p text:style-name="P1"/>
      <text:p text:style-name="P10"><text:bookmark text:name="_hs9myjjl1mxf"/>Etapa 1</text:p>
      <text:p text:style-name="P1"/>
      <text:p text:style-name="P1">1) Instal.leu NodeJS</text:p>
      <text:p text:style-name="P1"/>
      <text:p text:style-name="P12">sudo apt-get install nodejs nodejs-legacy</text:p>
      <text:p text:style-name="P1"/>
      <text:p text:style-name="P1">NOTA: el nodejs-legacy es important per que crea un <text:span text:style-name="T3">softlink </text:span>a node. Si pel que sigui no el podeu instal·lar, executeu:</text:p>
      <text:p text:style-name="P4"><text:span text:style-name="T2"><text:s/></text:span><text:span text:style-name="T1"><text:s text:c="2"/>ln -s /usr/bin/nodejs /usr/bin/node</text:span></text:p>
      <text:p text:style-name="P1"/>
      <text:p text:style-name="P1">2) Descarregueu la site que ens basarem per aprofundir en boostrap.</text:p>
      <text:p text:style-name="P15"><text:tab/>mkdir workspace</text:p>
      <text:p text:style-name="P15"><text:tab/>cd workspace</text:p>
      <text:p text:style-name="P13">git clone https://github.com/rukbotto/simple-starwars-site.git</text:p>
      <text:p text:style-name="P1"><text:tab/> <text:tab/> <text:tab/> <text:tab/></text:p>
      <text:p text:style-name="P2">Desprès esborreu el .git:</text:p>
      <text:p text:style-name="P2"><text:tab/>rm -rf simple-starwars-site/.git</text:p>
      <text:p text:style-name="P2"><text:tab/>rm -rf .git</text:p>
      <text:p text:style-name="P2">I renombreu el directori al vostre gust (p.ex Pt2<text:span text:style-name="T3">_Site_vostrenom</text:span>).</text:p>
      <text:p text:style-name="P1"><text:tab/></text:p>
      <text:p text:style-name="P1"/>
      <text:p text:style-name="P1">3) Descarregueu-vos el bootstrap </text:p>
      <text:p text:style-name="P4"><text:a xlink:type="simple" xlink:href="https://getbootstrap.com/docs/3.3/getting-started/" text:style-name="Internet_20_link" text:visited-style-name="Visited_20_Internet_20_Link"><text:span text:style-name="T7">https://getbootstrap.com/docs/3.3/getting-started/</text:span></text:a></text:p>
      <text:p text:style-name="P1"/>
      <text:p text:style-name="P1">Pel que fal al bootstrap, haurieu de tenir :</text:p>
      <text:p text:style-name="P4">bootstrap-3.X.X-dist.zip </text:p>
      <text:p text:style-name="P6"/>
      <text:p text:style-name="P6">Descomprimiu-l’ho a <text:span text:style-name="T3">~/workspace/simple-starwars-site</text:span></text:p>
      <text:p text:style-name="P1"/>
      <text:p text:style-name="P1">Haurieu de tenir la següent estructura:</text:p>
      <text:p text:style-name="P16">~/workspace/simple-starwars-site/bootstrap-3.3.6-dist/<text:line-break/> <text:s/>css/<text:line-break/> <text:s/>fonts/<text:line-break/> <text:s/>js/</text:p>
      <text:p text:style-name="P1">Renombreu <text:span text:style-name="T4">bootstrap-3.3.6-dist </text:span><text:span text:style-name="T6">per</text:span><text:span text:style-name="T4"> static.</text:span></text:p>
      <text:p text:style-name="P3"/>
      <text:p text:style-name="P1">Per utilitzar el bootstrap, podeu editar l’<text:span text:style-name="T3">index.html </text:span>del projecte i afegir en el <text:span text:style-name="T3">head</text:span> :</text:p>
      <text:p text:style-name="P7"/>
      <text:p text:style-name="P8"><text:soft-page-break/>&lt;head&gt;<text:line-break/> <text:s/>&lt;link rel="stylesheet" href="/static/css/bootstrap.css"&gt;<text:line-break/> <text:s/>&lt;link rel="stylesheet" href="/static/css/bootstrap-theme.css"&gt;<text:line-break/>&lt;/head&gt;<text:line-break/></text:p>
      <text:p text:style-name="P6">I també, al final del body:</text:p>
      <text:p text:style-name="P8"><text:span text:style-name="T10">&lt;script </text:span><text:span text:style-name="T11">src=</text:span><text:span text:style-name="T12">"/static/js/bootstrap.js"</text:span><text:span text:style-name="T10">&gt;&lt;/script&gt;</text:span><text:span text:style-name="T5"><text:line-break/></text:span><text:span text:style-name="T10">&lt;/body&gt;</text:span></text:p>
      <text:p text:style-name="P1"/>
      <text:p text:style-name="P1">Si us fixeu, no hi ha <text:span text:style-name="T3">./static/js/bootstrap.js</text:span>. Per que funcioni cal utilitzar un petit servidor web que retorni els recursos en qüestió. En breu ho arreglarem….</text:p>
      <text:p text:style-name="P1"/>
      <text:p text:style-name="P1">3) … abans però, descarregueu-vos el JQuery (agafeu la versió més recent que trobeu).</text:p>
      <text:p text:style-name="P4"><text:a xlink:type="simple" xlink:href="http://jquery.com/download/" text:style-name="Internet_20_link" text:visited-style-name="Visited_20_Internet_20_Link"><text:span text:style-name="T7">http://jquery.com/download/</text:span></text:a></text:p>
      <text:p text:style-name="P1"/>
      <text:p text:style-name="P1">L’afegirem també en la carpeta static :</text:p>
      <text:p text:style-name="P17">simple-starwars-site/<text:line-break/> <text:s/>static/<text:line-break/> <text:s text:c="3"/>js/<text:line-break/> <text:s text:c="5"/>jquery-1.12.1.js</text:p>
      <text:p text:style-name="P1"/>
      <text:p text:style-name="P1"/>
      <text:p text:style-name="P1"/>
      <text:p text:style-name="P1"/>
      <text:p text:style-name="P1">A partir d’aquí completeu el següent tutorial :</text:p>
      <text:p text:style-name="P4"><text:a xlink:type="simple" xlink:href="https://rukbottoland.com/blog/como-usar-bootstrap-en-una-aplicacion-web/" text:style-name="Internet_20_link" text:visited-style-name="Visited_20_Internet_20_Link"><text:span text:style-name="T7">https://rukbottoland.com/blog/como-usar-bootstrap-en-una-aplicacion-web/</text:span></text:a></text:p>
      <text:p text:style-name="P1"/>
      <text:p text:style-name="P1"/>
      <text:p text:style-name="P1"/>
      <text:p text:style-name="P1">El codi que aneu fent, pugeu-lo en un respositori nou vostre de github, i envieu un fitxer de text (.txt) el vostre nom junt amb la URL del vostre nou repositori.</text:p>
      <text:p text:style-name="P1"/>
      <text:p text:style-name="P10"><text:bookmark text:name="_w0733zxce3f5"/></text:p>
      <text:p text:style-name="P10"><text:bookmark text:name="_nddrolpupw2p"/></text:p>
      <text:p text:style-name="P10"><text:bookmark text:name="_c6tsi2ogz03g"/></text:p>
      <text:p text:style-name="P11"><text:bookmark text:name="_a300joik0icm"/>Etapa 2</text:p>
      <text:p text:style-name="P1">En l’Etapa 1 s’ha utilitzat el servidor que ja proveeix Python per servir l’aplicació:</text:p>
      <text:p text:style-name="P4">python -m SimpleHTTPServer 8080</text:p>
      <text:p text:style-name="P1"/>
      <text:p text:style-name="P1">El NodeJS també té una aplicació similar. L’<text:span text:style-name="T3">http-server</text:span>. Per instal·lar-ho, es podria fer en un directori local, però ho farem de manera que es pugui utilitzar a partir de qualsevol carpeta. Per això utilitzarem l’administrador de paquets <text:a xlink:type="simple" xlink:href="https://www.npmjs.com/" text:style-name="Internet_20_link" text:visited-style-name="Visited_20_Internet_20_Link"><text:span text:style-name="T8">npm</text:span></text:a> (<text:a xlink:type="simple" xlink:href="https://en.wikipedia.org/wiki/Npm_(software)" text:style-name="Internet_20_link" text:visited-style-name="Visited_20_Internet_20_Link"><text:span text:style-name="T7">https://en.wikipedia.org/wiki/Npm_(software)</text:span></text:a>).</text:p>
      <text:p text:style-name="P1"/>
      <text:p text:style-name="P5">sudo apt-get install npm </text:p>
      <text:p text:style-name="P5">sudo npm install -g http-server</text:p>
      <text:p text:style-name="P6"/>
      <text:p text:style-name="P6">Ara veureu que tenim l’http-server instal·lat en el nostre sistema:</text:p>
      <text:p text:style-name="P5">which http-server</text:p>
      <text:p text:style-name="P1"/>
      <text:p text:style-name="P1">Per tant, podreu invocar el servidor des de qualsevol carpeta : “http-server”.</text:p>
      <text:p text:style-name="P1"/>
      <text:p text:style-name="P1">Feu la prova d’utilitzar en la vostra carpeta <text:s/>de treball.</text:p>
      <text:p text:style-name="P1"/>
      <text:p text:style-name="P7"><text:span text:style-name="T13">NOTA per si us dóna error</text:span>: Per defecte en l’Ubuntu s’instal·la com a nodejs, i l’executable <text:span text:style-name="T3">http-server </text:span>crida la comanda <text:span text:style-name="T3">node</text:span>. Per tant, pot ser que no us funcioni. Una manera de solucionar-ho:</text:p>
      <text:p text:style-name="P9">sudo ln -s /<text:span text:style-name="T3">usr</text:span>/<text:span text:style-name="T3">bin</text:span>/<text:span text:style-name="T3">nodejs</text:span> /<text:span text:style-name="T3">usr</text:span>/<text:span text:style-name="T3">bin</text:span>/node</text:p>
      <text:p text:style-name="P7"/>
      <text:p text:style-name="P7">L’altre, simplement instal·lant :</text:p>
      <text:p text:style-name="P18">sudo apt-get install nodejs-legacy</text:p>
      <text:p text:style-name="P1"/>
      <text:p text:style-name="P1"/>
      <text:p text:style-name="P10"><text:bookmark text:name="_kghi08l48xcz"/>Objectius de la 2ona Etapa</text:p>
      <text:p text:style-name="P1"/>
      <text:p text:style-name="P1">Si us heu quedat “encallats” en algun punt, podeu descarregar-vos una versió més completa que la inicial:</text:p>
      <text:p text:style-name="P4"><text:span text:style-name="T3">sudo git clone </text:span><text:a xlink:type="simple" xlink:href="https://github.com/rukbotto/bootstrap-starwars-site/" text:style-name="Internet_20_link" text:visited-style-name="Visited_20_Internet_20_Link"><text:span text:style-name="T9">https://github.com/rukbotto/bootstrap-starwars-site/</text:span></text:a></text:p>
      <text:p text:style-name="P5"/>
      <text:p text:style-name="P21"/>
      <text:p text:style-name="P22"><text:bookmark text:name="_tes2wx4gcn9x"/>Requeriments 2on evolutiu</text:p>
      <text:list xml:id="list3120606241916208295" text:style-name="WWNum1">
        <text:list-item>
          <text:p text:style-name="P19">Pàgina principal per mostrar pel·lícules (en general).</text:p>
          <text:p text:style-name="P19"/>
        </text:list-item>
        <text:list-item>
          <text:p text:style-name="P19">Amb el menú ha de permetre anar a : “Starwars movies” i “Add movie” a on “Starwars movies” és l’actual index.html, i “Add movie” és el formulari<text:span text:style-name="T3"> /add-movie/index.html.</text:span></text:p>
          <text:p text:style-name="P19"><text:span text:style-name="T3"/></text:p>
        </text:list-item>
        <text:list-item>
          <text:p text:style-name="P19">Afegir el menú visible en tot moment.</text:p>
          <text:p text:style-name="P19"/>
        </text:list-item>
        <text:list-item>
          <text:p text:style-name="P19">Quan es prem sobre cadascun dels episodis apareix un “General Information”, aquest conté tres seccions : “Attribution information”, “Production information” i “Chronological information”. Afegiu un component que contingui pestanyes (bootstrap) per mostrar aquesta informació. [efectueu els canvis almenys en els episodis I i II]</text:p>
          <text:p text:style-name="P19"/>
        </text:list-item>
        <text:list-item>
          <text:p text:style-name="P19">Afegiu els controls que cregueu convenients per navegar per la site modificada.</text:p>
          <text:p text:style-name="P19"/>
        </text:list-item>
        <text:list-item>
          <text:p text:style-name="P19">Personalitzeu una mica aquesta site (la idea és que hi podrien haver-hi més pel·lícules que no pas la d’Star Wars).</text:p>
        </text:list-item>
      </text:list>
      <text:p text:style-name="P1"/>
      <text:p text:style-name="P1">Efectueu els canvis en el vostre repositori de Githu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Roboto1" svg:font-family="Roboto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ca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ca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2-15T20:10:21.971142542</dc:date>
    <meta:editing-duration>PT27M50S</meta:editing-duration>
    <meta:editing-cycles>2</meta:editing-cycles>
    <meta:document-statistic meta:table-count="0" meta:image-count="0" meta:object-count="0" meta:page-count="4" meta:paragraph-count="67" meta:word-count="557" meta:character-count="3996" meta:non-whitespace-character-count="3468"/>
  </office:meta>
</office:document-meta>
</file>